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f0f2" officeooo:paragraph-rsid="000bf0f2"/>
    </style:style>
    <style:style style:name="P2" style:family="paragraph" style:parent-style-name="Standard">
      <style:text-properties officeooo:rsid="000bf0f2" officeooo:paragraph-rsid="000d0ce3"/>
    </style:style>
    <style:style style:name="P3" style:family="paragraph" style:parent-style-name="Standard">
      <style:text-properties officeooo:rsid="000bf0f2" officeooo:paragraph-rsid="000d57b5"/>
    </style:style>
    <style:style style:name="P4" style:family="paragraph" style:parent-style-name="Standard">
      <style:text-properties officeooo:rsid="000bf0f2" officeooo:paragraph-rsid="001011e0"/>
    </style:style>
    <style:style style:name="T1" style:family="text">
      <style:text-properties officeooo:rsid="000d0ce3"/>
    </style:style>
    <style:style style:name="T2" style:family="text">
      <style:text-properties officeooo:rsid="000d57b5"/>
    </style:style>
    <style:style style:name="T3" style:family="text">
      <style:text-properties officeooo:rsid="000dd0d4"/>
    </style:style>
    <style:style style:name="T4" style:family="text">
      <style:text-properties officeooo:rsid="000e58f9"/>
    </style:style>
    <style:style style:name="T5" style:family="text">
      <style:text-properties officeooo:rsid="001011e0"/>
    </style:style>
    <style:style style:name="T6" style:family="text">
      <style:text-properties officeooo:rsid="001067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I météo – USERS STORIES</text:p>
      <text:p text:style-name="P1"/>
      <text:p text:style-name="P1"/>
      <text:p text:style-name="P1">En tant qu’utilisateur, je souhaite consulter la météo sans avoir besoin de créer un compte</text:p>
      <text:p text:style-name="P1">- Accès direct à la carte du territoire via bouton sur pop up d’accueil</text:p>
      <text:p text:style-name="P1"/>
      <text:p text:style-name="P1">En tant qu’utilisateur, je souhaite connaître le temps qu’il va faire aujourd’hui en France</text:p>
      <text:p text:style-name="P2">- Accès direct à la carte du territoire via bouton sur pop up d’accueil</text:p>
      <text:p text:style-name="P2"/>
      <text:p text:style-name="P1">En tant qu’utilisateur, je souhaite connaître le temps qu’il va faire dans ma ville</text:p>
      <text:p text:style-name="P1">- <text:span text:style-name="T2">Bouton choix par ville, accès à un champs de saisi</text:span></text:p>
      <text:p text:style-name="P1">- <text:span text:style-name="T2">Affichage de la météo pour la ville saisie</text:span></text:p>
      <text:p text:style-name="P1"/>
      <text:p text:style-name="P1">En tant qu’utilisateur en déplacement je souhaite connaître le temps qu’il va faire dans une autre ville de France</text:p>
      <text:p text:style-name="P3">- <text:span text:style-name="T2">Bouton choix par ville, accès à un champs de saisi</text:span></text:p>
      <text:p text:style-name="P3"/>
      <text:p text:style-name="P1">En tant qu’utilisateur anglophone, je souhaite pouvoir consulter les températures en degré <text:span text:style-name="T2">Fahrenheit</text:span> </text:p>
      <text:p text:style-name="P1">- <text:span text:style-name="T3">Sélecteur de température accessible sur chaque page de l’appli</text:span></text:p>
      <text:p text:style-name="P1"/>
      <text:p text:style-name="P1">En tant qu’utilisateur régulier, je souhaite que mon choix de ville soit gardé en mémoire</text:p>
      <text:p text:style-name="P1">- <text:span text:style-name="T3">Lors de la validation du choix de la ville, pop-up demande de sauvegarde du choix</text:span></text:p>
      <text:p text:style-name="P1"/>
      <text:p text:style-name="P1">En tant qu’utilisateur je souhaite être géolocalisé afin de connaître la météo du lieu dans lequel je me trouve</text:p>
      <text:p text:style-name="P1"/>
      <text:p text:style-name="P1">En tant qu’utilisateur je souhaite consulter la météo de ma région uniquement</text:p>
      <text:p text:style-name="P1">- <text:span text:style-name="T4">Bouton choix par région, sélecteur de régions</text:span></text:p>
      <text:p text:style-name="P1"/>
      <text:p text:style-name="P1">En tant qu’utilisateur, je souhaite connaître la météo de ma ville heure par heure</text:p>
      <text:p text:style-name="P1">- <text:span text:style-name="T4">Onglets pour accéder à la météo heure par heure</text:span></text:p>
      <text:p text:style-name="P1"/>
      <text:p text:style-name="P1">En tant qu’utilisateur, je souhaite consulter la météo de ma ville <text:span text:style-name="T6">en détail </text:span>sur 7 jours</text:p>
      <text:p text:style-name="P1">- <text:span text:style-name="T6">slide <text:s/></text:span></text:p>
      <text:p text:style-name="P1"/>
      <text:p text:style-name="P1">En tant qu’utilisateur, je souhaite consulter la météo de ma région <text:span text:style-name="T6">en détail </text:span>sur 7 jours</text:p>
      <text:p text:style-name="P1"/>
      <text:p text:style-name="P1">En tant qu’utilisateur, je souhaite consulter la météo du territoire <text:span text:style-name="T6">en détail </text:span>sur 7 jours</text:p>
      <text:p text:style-name="P1"/>
      <text:p text:style-name="P2">En tant qu’utilisateur, je souhaite <text:span text:style-name="T1">voir en un coup d’oeil la météo des 7 prochains jours pour ma ville</text:span></text:p>
      <text:p text:style-name="P2">- <text:span text:style-name="T5">Onglet vue globale sur 7 jours</text:span></text:p>
      <text:p text:style-name="P2"/>
      <text:p text:style-name="P2">En tant qu’utilisateur, je souhaite <text:span text:style-name="T1">voir en un coup d’oeil la météo des 7 prochains jours pour ma région</text:span></text:p>
      <text:p text:style-name="P4">- <text:span text:style-name="T5">Onglet vue sur 7 jours</text:span></text:p>
      <text:p text:style-name="P4"/>
      <text:p text:style-name="P2">En tant qu’utilisateur, je souhaite <text:span text:style-name="T1">voir en un coup d’oeil la météo des 7 prochains jours pour le territoire français</text:span></text:p>
      <text:p text:style-name="P4">- <text:span text:style-name="T5">Onglet vue sur 7 jour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0T12:01:36.425918418</meta:creation-date>
    <dc:date>2018-07-10T12:25:00.992818672</dc:date>
    <meta:editing-duration>PT10M41S</meta:editing-duration>
    <meta:editing-cycles>6</meta:editing-cycles>
    <meta:generator>LibreOffice/6.0.3.2$Linux_X86_64 LibreOffice_project/00m0$Build-2</meta:generator>
    <meta:document-statistic meta:table-count="0" meta:image-count="0" meta:object-count="0" meta:page-count="1" meta:paragraph-count="29" meta:word-count="368" meta:character-count="2078" meta:non-whitespace-character-count="1735"/>
  </office:meta>
</office:document-meta>
</file>